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tserrat" svg:font-family="Montserra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rsid="001b48c9" officeooo:paragraph-rsid="001b48c9"/>
    </style:style>
    <style:style style:name="P2" style:family="paragraph" style:parent-style-name="Standard">
      <style:paragraph-properties fo:line-height="150%" fo:text-align="start" style:justify-single-word="false"/>
      <style:text-properties officeooo:rsid="001b48c9" officeooo:paragraph-rsid="001b48c9"/>
    </style:style>
    <style:style style:name="P3" style:family="paragraph" style:parent-style-name="Standard">
      <style:paragraph-properties fo:line-height="150%" fo:text-align="start" style:justify-single-word="false"/>
      <style:text-properties officeooo:paragraph-rsid="001b48c9"/>
    </style:style>
    <style:style style:name="P4" style:family="paragraph" style:parent-style-name="Standard">
      <style:paragraph-properties fo:line-height="150%" fo:text-align="start" style:justify-single-word="false"/>
      <style:text-properties fo:color="#000000" style:font-name="Liberation Serif" officeooo:rsid="001ffc68" officeooo:paragraph-rsid="001ffc68"/>
    </style:style>
    <style:style style:name="P5" style:family="paragraph" style:parent-style-name="Standard">
      <style:paragraph-properties fo:line-height="150%" fo:text-align="start" style:justify-single-word="false"/>
      <style:text-properties officeooo:rsid="001ede1a" officeooo:paragraph-rsid="001ede1a"/>
    </style:style>
    <style:style style:name="P6" style:family="paragraph" style:parent-style-name="Standard">
      <style:paragraph-properties fo:line-height="150%" fo:text-align="center" style:justify-single-word="false"/>
      <style:text-properties officeooo:rsid="001ede1a" officeooo:paragraph-rsid="001ede1a"/>
    </style:style>
    <style:style style:name="P7" style:family="paragraph" style:parent-style-name="Standard">
      <style:paragraph-properties fo:line-height="150%" fo:text-align="start" style:justify-single-word="false"/>
      <style:text-properties officeooo:rsid="001fc27f" officeooo:paragraph-rsid="001fc27f"/>
    </style:style>
    <style:style style:name="P8" style:family="paragraph" style:parent-style-name="Standard">
      <style:paragraph-properties fo:line-height="150%" fo:text-align="start" style:justify-single-word="false"/>
      <style:text-properties officeooo:rsid="001ff230" officeooo:paragraph-rsid="001ff230"/>
    </style:style>
    <style:style style:name="T1" style:family="text">
      <style:text-properties officeooo:rsid="001b48c9"/>
    </style:style>
    <style:style style:name="T2" style:family="text">
      <style:text-properties officeooo:rsid="001cce3c"/>
    </style:style>
    <style:style style:name="T3" style:family="text">
      <style:text-properties fo:font-variant="normal" fo:text-transform="none" fo:color="#333333" style:font-name="Montserrat" fo:letter-spacing="normal" fo:font-style="normal" fo:font-weight="normal" officeooo:rsid="001cce3c"/>
    </style:style>
    <style:style style:name="T4" style:family="text">
      <style:text-properties fo:font-variant="normal" fo:text-transform="none" fo:color="#000000" style:font-name="Liberation Serif" fo:letter-spacing="normal" fo:font-style="normal" fo:font-weight="normal"/>
    </style:style>
    <style:style style:name="T5" style:family="text">
      <style:text-properties fo:font-variant="normal" fo:text-transform="none" fo:color="#000000" style:font-name="Liberation Serif" fo:letter-spacing="normal" fo:font-style="normal" fo:font-weight="normal" officeooo:rsid="001b48c9"/>
    </style:style>
    <style:style style:name="T6" style:family="text">
      <style:text-properties fo:font-variant="normal" fo:text-transform="none" fo:color="#000000" style:font-name="Liberation Serif" fo:letter-spacing="normal" fo:font-style="normal" fo:font-weight="normal" officeooo:rsid="001cce3c"/>
    </style:style>
    <style:style style:name="T7" style:family="text">
      <style:text-properties fo:font-variant="normal" fo:text-transform="none" fo:color="#000000" style:font-name="Liberation Serif" fo:letter-spacing="normal" fo:font-style="normal" fo:font-weight="normal" officeooo:rsid="001e3c6e"/>
    </style:style>
    <style:style style:name="T8" style:family="text">
      <style:text-properties fo:font-variant="normal" fo:text-transform="none" fo:color="#000000" style:font-name="Liberation Serif" fo:letter-spacing="normal" fo:font-style="normal" fo:font-weight="normal" officeooo:rsid="001fc27f"/>
    </style:style>
    <style:style style:name="T9" style:family="text">
      <style:text-properties fo:font-variant="normal" fo:text-transform="none" fo:color="#000000" style:font-name="Liberation Serif" fo:letter-spacing="normal" fo:font-style="normal" fo:font-weight="normal" officeooo:rsid="001ff230"/>
    </style:style>
    <style:style style:name="T10" style:family="text">
      <style:text-properties fo:font-variant="normal" fo:text-transform="none"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Introducción</text:p>
      <text:p text:style-name="P2"/>
      <text:p text:style-name="P3"><text:span text:style-name="T1">Con el avance de las tecnologías y el uso frecuente del internet nos vemos con la necesidad de adaptarnos a éstas, con la finalidad de mejorar los procesos y procesar la información de mejor manera, más rápida y ordenada. </text:span><text:span text:style-name="T2">Vemos que en estos tiempos está predominando lo que conocemos como </text:span><text:span text:style-name="T5">Software como un servicio (SaaS), con contenedores en la nube, Infraestructura como un servicio (IaaS) y Plataforma como un sercivio (PaaS). </text:span><text:span text:style-name="T6">Y bajo estas características se desarrollan frameworks y servicios muy </text:span><text:span text:style-name="T7">interesantes que pueden emplearse para desarrollar soluciones y aplicaciones necesarias en diferentes áreas de trabajo. </text:span></text:p>
      <text:p text:style-name="P3"><text:span text:style-name="T7"/></text:p>
      <text:p text:style-name="P8"><text:span text:style-name="T7">E</text:span><text:span text:style-name="T4">n la actualidad las unidades educativas no tienen un sistema de calificaciones en la web, con un repositorio en la nube, el cuál se pueda acceder desde cualquier dispositivo conectado a internet. </text:span></text:p>
      <text:p text:style-name="P7"><text:span text:style-name="T9">L</text:span><text:span text:style-name="T4">os profesores de las unidades educativas en su mayoría compra</text:span><text:span text:style-name="T9">n</text:span><text:span text:style-name="T4"> un formulario y registro de calificaciones diseñado en el programa excel, pero muchas veces se ven afectados por la pérdida de información debido a mal funcionamiento del programa, ya que casi todos usan los programas de Office pirata, o por </text:span><text:span text:style-name="T9">un mal funcionamiento de su computadora. Además que este sistema no les permite pasar las notas finales al ministerio de educación de forma directa, sino uno por uno, aumentando así las probabilidades de un error.</text:span></text:p>
      <text:p text:style-name="P7"><text:span text:style-name="T9"/></text:p>
      <text:p text:style-name="P5"><text:span text:style-name="T7">E</text:span><text:span text:style-name="T4">n este proyecto se propone usar herramientas actuales como los contenedores Dockers, base de datos <text:s/>y angular entre otros para ofrecer a los profesores de las unidades educativas una aplicación web que les permita gestionar las notas y tener un registro de sus estudiantes en la web, de esta manera tendrán la seguridad de no perder su información y confiarán en que la pagina gestione y promedie las distintas áreas de evaluación que exige el ministerio de educación.</text:span></text:p>
      <text:p text:style-name="P5"><text:span text:style-name="T4"/></text:p>
      <text:p text:style-name="P6"><text:span text:style-name="T4">Antecedentes</text:span></text:p>
      <text:p text:style-name="P6"><text:span text:style-name="T4"/></text:p>
      <text:p text:style-name="P5"><text:span text:style-name="T4">Los profesores de todas las unidades educativas de Bolivia, deben de cumplir con las metodologías de calificaciones, </text:span><text:span text:style-name="T8">áreas y tipos de evaluación. </text:span></text:p>
      <text:p text:style-name="P4"><text:a xlink:type="simple" xlink:href="https://cuadernopedagogico-pl.jimdofree.com/secundaria/" text:style-name="Internet_20_link" text:visited-style-name="Visited_20_Internet_20_Link"><text:span text:style-name="T10">https://cuadernopedagogico-pl.jimdofree.com/secundaria/</text:span></text:a></text:p>
      <text:p text:style-name="P4"><text:span text:style-name="T10"/></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tserrat" svg:font-family="Montserra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20:40:20.221096585</meta:creation-date>
    <dc:date>2022-03-23T22:42:59.145517394</dc:date>
    <meta:editing-duration>PT32M15S</meta:editing-duration>
    <meta:editing-cycles>2</meta:editing-cycles>
    <meta:generator>LibreOffice/6.4.7.2$Linux_X86_64 LibreOffice_project/40$Build-2</meta:generator>
    <meta:document-statistic meta:table-count="0" meta:image-count="0" meta:object-count="0" meta:page-count="1" meta:paragraph-count="9" meta:word-count="316" meta:character-count="2033" meta:non-whitespace-character-count="1719"/>
  </office:meta>
</office:document-meta>
</file>